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57E035C2.png" manifest:media-type="image/png"/>
  <manifest:file-entry manifest:full-path="Pictures/10000000000000200000002000309F1C.png" manifest:media-type="image/png"/>
  <manifest:file-entry manifest:full-path="Pictures/100002010000006B000000358834D150.png" manifest:media-type="image/png"/>
  <manifest:file-entry manifest:full-path="Pictures/10000000000003200000025800EFCCE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fo:min-height="1.607cm" fo:min-width="7cm"/>
    </style:style>
    <style:style style:name="gr5"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6" style:family="graphic">
      <style:graphic-properties style:protect="size"/>
    </style:style>
    <style:style style:name="gr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1"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0"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family="Arial" style:font-family-generic="swiss" style:font-pitch="variable" fo:font-size="28pt" fo:text-shadow="1pt 1pt" fo:font-weight="bold" style:font-family-asian="Arial" style:font-family-generic-asian="swiss" style:font-pitch-asian="variable" style:font-size-asian="28pt" style:font-weight-asian="bold" style:font-family-complex="Arial" style:font-family-generic-complex="swiss" style:font-pitch-complex="variable"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style>
    <style:style style:name="P7" style:family="paragraph">
      <style:paragraph-properties fo:margin-left="0cm" fo:margin-right="0cm" fo:margin-top="0.352cm" fo:margin-bottom="0cm" fo:line-height="100%"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cm" fo:margin-right="0cm" fo:line-height="85%" fo:text-indent="0cm"/>
    </style:style>
    <style:style style:name="P10" style:family="paragraph">
      <style:paragraph-properties fo:margin-left="0cm" fo:margin-right="0cm" fo:margin-top="0.564cm" fo:margin-bottom="0cm" fo:line-height="95%" fo:text-indent="0cm" style:punctuation-wrap="simple" style:line-break="normal"/>
    </style:style>
    <style:style style:name="P11" style:family="paragraph">
      <style:paragraph-properties fo:margin-left="0.948cm" fo:margin-right="0cm" fo:text-indent="-0.948cm" style:writing-mode="lr-tb"/>
      <style:text-properties fo:font-size="24pt" style:font-size-asian="24pt" style:font-size-complex="24pt"/>
    </style:style>
    <style:style style:name="P12" style:family="paragraph">
      <style:paragraph-properties fo:margin-left="0.948cm" fo:margin-right="0cm" fo:text-indent="-0.948cm"/>
      <style:text-properties fo:font-size="24pt" style:font-size-asian="24pt" style:font-size-complex="24pt"/>
    </style:style>
    <style:style style:name="P13" style:family="paragraph">
      <style:paragraph-properties fo:margin-left="0.948cm" fo:margin-right="0cm" fo:text-indent="-0.948cm"/>
      <style:text-properties fo:font-size="28pt" style:font-size-asian="28pt" style:font-size-complex="28pt"/>
    </style:style>
    <style:style style:name="P14" style:family="paragraph">
      <style:paragraph-properties fo:margin-left="0.948cm" fo:margin-right="0cm" fo:text-indent="-0.948cm"/>
    </style:style>
    <style:style style:name="P15" style:family="paragraph">
      <style:paragraph-properties fo:margin-left="0.948cm" fo:margin-right="0cm" fo:text-indent="-0.948cm"/>
      <style:text-properties fo:font-size="26pt" style:font-size-asian="26pt" style:font-size-complex="26pt"/>
    </style:style>
    <style:style style:name="P16" style:family="paragraph">
      <style:paragraph-properties fo:margin-left="0cm" fo:margin-right="0cm" fo:line-height="105%" fo:text-indent="0cm"/>
    </style:style>
    <style:style style:name="P17" style:family="paragraph">
      <style:paragraph-properties text:enable-numbering="false" fo:margin-left="0cm" fo:margin-right="0cm" fo:line-height="105%" fo:text-indent="0cm" style:writing-mode="lr-tb"/>
      <style:text-properties fo:font-size="20pt" style:font-size-asian="20pt" style:font-size-complex="20pt"/>
    </style:style>
    <style:style style:name="P18" style:family="paragraph">
      <style:paragraph-properties text:enable-numbering="false" fo:margin-left="0cm" fo:margin-right="0cm" fo:line-height="105%" fo:text-indent="0cm" style:writing-mode="lr-tb"/>
      <style:text-properties fo:font-size="18pt" style:font-size-asian="18pt" style:font-size-complex="18pt"/>
    </style:style>
    <style:style style:name="P19" style:family="paragraph">
      <style:paragraph-properties fo:margin-left="0cm" fo:margin-right="0cm" fo:text-indent="0cm"/>
      <style:text-properties fo:font-size="20pt" style:font-size-asian="20pt" style:font-size-complex="20pt"/>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text-indent="0cm"/>
      <style:text-properties fo:font-size="32pt" style:font-size-asian="32pt" style:font-size-complex="32pt"/>
    </style:style>
    <style:style style:name="P22" style:family="paragraph">
      <style:paragraph-properties fo:margin-left="0.948cm" fo:margin-right="0cm" fo:text-indent="-0.948cm"/>
      <style:text-properties fo:font-size="30pt" style:font-size-asian="30pt" style:font-size-complex="30pt"/>
    </style:style>
    <style:style style:name="P23" style:family="paragraph">
      <style:paragraph-properties fo:margin-left="0.948cm" fo:margin-right="0cm" fo:margin-top="0.36cm" fo:margin-bottom="0cm" fo:text-indent="-0.948cm"/>
    </style:style>
    <style:style style:name="P24" style:family="paragraph">
      <style:paragraph-properties fo:margin-left="0cm" fo:margin-right="0cm" fo:text-align="start" fo:text-indent="0cm"/>
    </style:style>
    <style:style style:name="P25" style:family="paragraph">
      <style:paragraph-properties fo:margin-left="0cm" fo:margin-right="0cm" fo:text-align="start" fo:text-indent="0cm"/>
      <style:text-properties fo:font-size="18pt" style:font-size-asian="18pt" style:font-size-complex="18pt"/>
    </style:style>
    <style:style style:name="P26" style:family="paragraph">
      <style:paragraph-properties fo:margin-left="0cm" fo:margin-right="0cm" fo:text-align="start" fo:text-indent="0cm"/>
      <style:text-properties fo:font-size="16pt" style:font-size-asian="16pt" style:font-size-complex="16pt"/>
    </style:style>
    <style:style style:name="P27" style:family="paragraph">
      <style:paragraph-properties fo:margin-left="0.948cm" fo:margin-right="0cm" fo:margin-top="1.058cm" fo:margin-bottom="0cm" fo:line-height="95%" fo:text-indent="-0.948cm" style:punctuation-wrap="simple" style:line-break="normal"/>
    </style:style>
    <style:style style:name="P28" style:family="paragraph">
      <style:paragraph-properties fo:margin-left="0.948cm" fo:margin-right="0cm" fo:text-indent="-0.948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style:font-family-generic-asian="swiss" style:font-pitch-asian="variable" style:font-size-asian="28pt" style:font-style-asian="normal" style:font-weight-asian="bold" style:font-family-complex="Arial" style:font-family-generic-complex="swiss" style:font-pitch-complex="variable" style:font-size-complex="28pt" style:font-style-complex="normal" style:font-weight-complex="bold" style:text-emphasize="none" style:font-relief="none"/>
    </style:style>
    <style:style style:name="T3" style:family="text">
      <style:text-properties fo:color="#000000" fo:font-size="30pt" fo:language="en" fo:country="GB" style:font-size-asian="30pt" style:font-size-complex="30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language="en" fo:country="GB"/>
    </style:style>
    <style:style style:name="T6" style:family="text">
      <style:text-properties fo:font-size="24pt" fo:language="en" fo:country="GB" style:font-size-asian="24pt" style:font-size-complex="24pt"/>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font-size="28pt" style:font-size-asian="28pt" style:font-size-complex="28pt"/>
    </style:style>
    <style:style style:name="T10" style:family="text">
      <style:text-properties fo:font-size="26pt" style:font-size-asian="26pt" style:font-size-complex="26pt"/>
    </style:style>
    <style:style style:name="T11" style:family="text">
      <style:text-properties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2" style:family="text">
      <style:text-properties fo:font-size="26pt" fo:font-style="italic" style:font-size-asian="26pt" style:font-style-asian="italic" style:font-size-complex="26pt" style:font-style-complex="italic"/>
    </style:style>
    <style:style style:name="T13" style:family="text">
      <style:text-properties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14" style:family="text">
      <style:text-properties fo:font-size="20pt" style:font-size-asian="20pt" style:font-size-complex="20pt"/>
    </style:style>
    <style:style style:name="T15" style:family="text">
      <style:text-properties fo:font-size="28pt" fo:font-style="italic" style:font-size-asian="28pt" style:font-style-asian="italic" style:font-size-complex="28pt" style:font-style-complex="italic"/>
    </style:style>
    <style:style style:name="T16" style:family="text">
      <style:text-properties fo:font-size="18pt" style:font-size-asian="18pt" style:font-size-complex="18pt"/>
    </style:style>
    <style:style style:name="T17" style:family="text">
      <style:text-properties style:use-window-font-color="true"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8" style:family="text">
      <style:text-properties fo:color="#000000"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9" style:family="text">
      <style:text-properties fo:font-style="italic" style:font-style-asian="italic" style:font-style-complex="italic"/>
    </style:style>
    <style:style style:name="T20" style:family="text">
      <style:text-properties fo:font-size="32pt" style:font-size-asian="32pt" style:font-size-complex="32pt"/>
    </style:style>
    <style:style style:name="T21" style:family="text">
      <style:text-properties fo:font-size="30pt" style:font-size-asian="30pt" style:font-size-complex="30pt"/>
    </style:style>
    <style:style style:name="T22" style:family="text">
      <style:text-properties fo:font-family="'Courier New'" style:font-family-generic="modern" style:font-pitch="fixed" fo:font-size="30pt" style:font-size-asian="30pt" style:font-size-complex="30pt"/>
    </style:style>
    <style:style style:name="T23" style:family="text">
      <style:text-properties fo:font-size="22pt" style:font-size-asian="22pt" style:font-size-complex="22pt"/>
    </style:style>
    <style:style style:name="T24" style:family="text">
      <style:text-properties fo:font-size="12pt"/>
    </style:style>
    <style:style style:name="T25" style:family="text">
      <style:text-properties fo:font-family="'Courier New'" style:font-family-generic="modern" style:font-pitch="fixed" fo:font-size="24pt" style:font-size-asian="24pt" style:font-size-complex="24pt"/>
    </style:style>
    <style:style style:name="T26" style:family="text">
      <style:text-properties fo:font-family="'Courier New'" style:font-family-generic="modern" style:font-pitch="fixed" fo:font-size="24pt" style:font-size-asian="24pt" style:font-size-complex="24pt"/>
    </style:style>
    <style:style style:name="T27" style:family="text">
      <style:text-properties fo:font-family="Arial" style:font-family-generic="swiss" style:font-pitch="variable" fo:font-size="24pt" style:font-size-asian="24pt" style:font-size-complex="24pt"/>
    </style:style>
    <style:style style:name="T28" style:family="text">
      <style:text-properties fo:font-size="16pt" style:font-size-asian="16pt" style:font-size-complex="16pt"/>
    </style:style>
    <style:style style:name="T29" style:family="text">
      <style:text-properties fo:font-size="60pt" fo:language="en" fo:country="GB"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Курс по програмиране на Perl</text:span></text:p>
          </draw:text-box>
        </draw:frame>
        <draw:frame draw:style-name="gr1" draw:text-style-name="P4" draw:layer="layout" svg:width="10cm" svg:height="1.352cm" svg:x="7.7cm" svg:y="8.149cm">
          <draw:text-box>
            <text:p text:style-name="P3"><text:span text:style-name="T2">Въведение в Perl</text:span></text:p>
          </draw:text-box>
        </draw:frame>
        <draw:custom-shape draw:style-name="gr2" draw:text-style-name="P6" draw:layer="layout" svg:width="9.565cm" svg:height="1.495cm" svg:x="1.308cm" svg:y="13.529cm">
          <text:p text:style-name="P5"><text:span text:style-name="T3">Красимир Беров</text:span></text:p>
          <draw:enhanced-geometry svg:viewBox="0 0 21600 21600" draw:type="rectangle" draw:enhanced-path="M 0 0 L 21600 0 21600 21600 0 21600 0 0 Z N"/>
        </draw:custom-shape>
        <draw:custom-shape draw:style-name="gr3" draw:text-style-name="P6" draw:layer="layout" svg:width="8.824cm" svg:height="1.812cm" svg:x="1.352cm" svg:y="15.2cm">
          <text:p/>
          <draw:enhanced-geometry svg:viewBox="0 0 21600 21600" draw:type="rectangle" draw:enhanced-path="M 0 0 L 21600 0 21600 21600 0 21600 0 0 Z N"/>
        </draw:custom-shape>
        <draw:custom-shape draw:style-name="gr4" draw:text-style-name="P7" draw:layer="layout" svg:width="7.5cm" svg:height="1.857cm" svg:x="1.5cm" svg:y="16.796cm">
          <office:event-listeners>
            <presentation:event-listener script:event-name="dom:click" presentation:action="show" xlink:href="" xlink:type="simple" xlink:show="embed" xlink:actuate="onRequest"/>
          </office:event-listeners>
          <text:p><text:span text:style-name="T4"><text:a xlink:href="http://i-can.eu/">I-can.eu</text:a></text:span></text:p>
          <text:p text:style-name="P7"><text:span text:style-name="T4"/></text:p>
          <draw:enhanced-geometry svg:viewBox="0 0 21600 21600" draw:type="rectangle" draw:enhanced-path="M 0 0 L 21600 0 21600 21600 0 21600 0 0 Z N"/>
        </draw:custom-shape>
        <presentation:notes draw:style-name="dp2">
          <draw:custom-shape draw:style-name="gr5"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9"><text:span text:style-name="T5">Съдържание</text:span></text:p>
          </draw:text-box>
        </draw:frame>
        <draw:frame presentation:style-name="pr4" draw:text-style-name="P11" draw:layer="layout" svg:width="23.6cm" svg:height="15.426cm" svg:x="0.9cm" svg:y="3.523cm" presentation:class="outline" presentation:user-transformed="true">
          <draw:text-box>
            <text:list text:style-name="L3">
              <text:list-item>
                <text:p text:style-name="P10"><text:span text:style-name="T6">Кратка история</text:span></text:p>
              </text:list-item>
              <text:list-item>
                <text:p text:style-name="P10"><text:span text:style-name="T6">Основни понятия. Интерпретиран (скриптов) или компилиран?</text:span></text:p>
              </text:list-item>
              <text:list-item>
                <text:p text:style-name="P10"><text:span text:style-name="T6">Виртуална машина и платформена независимост</text:span></text:p>
              </text:list-item>
              <text:list-item>
                <text:p text:style-name="P10"><text:span text:style-name="T6">Защо Perl</text:span>? </text:p>
              </text:list-item>
              <text:list-item>
                <text:p text:style-name="P10"><text:span text:style-name="T6">CPAN и PPM</text:span></text:p>
              </text:list-item>
              <text:list-item>
                <text:p text:style-name="P10"><text:span text:style-name="T6">Инсталиране под (Windows/Unix)</text:span></text:p>
              </text:list-item>
            </text:list>
            <text:list text:style-name="L4">
              <text:list-item>
                <text:p text:style-name="P10"><text:span text:style-name="T6">Основен синтаксис</text:span></text:p>
              </text:list-item>
              <text:list-item>
                <text:p text:style-name="P10"><text:span text:style-name="T6">Вградени оператори и функции</text:span></text:p>
              </text:list-item>
            </text:list>
            <text:list text:style-name="L3">
              <text:list-item>
                <text:p text:style-name="P10"><text:span text:style-name="T6">Hello World (Здравей Свят)</text:span></text:p>
              </text:list-item>
              <text:list-item>
                <text:p text:style-name="P10"><text:span text:style-name="T6">Източници</text:span></text:p>
              </text:list-item>
            </text:list>
          </draw:text-box>
        </draw:frame>
        <presentation:notes draw:style-name="dp3" presentation:use-footer-name="ftr1">
          <draw:custom-shape draw:style-name="gr5"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8"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Кратка история</text:p>
          </draw:text-box>
        </draw:frame>
        <draw:frame presentation:style-name="pr6" draw:text-style-name="P12" draw:layer="layout" svg:width="23.596cm" svg:height="14.825cm" svg:x="0.9cm" svg:y="3.522cm" presentation:class="outline" presentation:user-transformed="true">
          <draw:text-box>
            <text:list text:style-name="L5">
              <text:list-item>
                <text:p text:style-name="P8"><text:span text:style-name="T7">1986/7 – Perl е </text:span><text:span text:style-name="T8">изобретен</text:span><text:span text:style-name="T7"> от Лари Уол в Лабораторията по реактивни двигатели в NASA.</text:span></text:p>
              </text:list-item>
              <text:list-item>
                <text:p text:style-name="P8"><text:span text:style-name="T7">1987-Dec-18 Perl 1 представя Perl пред света.</text:span></text:p>
              </text:list-item>
              <text:list-item>
                <text:p text:style-name="P8"><text:span text:style-name="T7">1988-Jun-05 Perl 2 въвежда пакета с регулярни изрази на Хенри Спенсър. </text:span></text:p>
              </text:list-item>
              <text:list-item>
                <text:p text:style-name="P8"><text:span text:style-name="T7">1989-Oct-18 Perl 3 вече обработва двоични данни.</text:span></text:p>
              </text:list-item>
              <text:list-item>
                <text:p text:style-name="P8"><text:span text:style-name="T7">1991-Mar-21 Perl 4 представя първата си книга – Camel book.</text:span></text:p>
              </text:list-item>
              <text:list-item>
                <text:p text:style-name="P8"><text:span text:style-name="T7">1994-Oct-17 Perl 5 въвежда всичко останало (ООП, нишки...), включително и възможността да се въвежда всичко останало.</text:span></text:p>
              </text:list-item>
            </text:list>
          </draw:text-box>
        </draw:frame>
        <presentation:notes draw:style-name="dp3" presentation:use-footer-name="ftr1">
          <draw:page-thumbnail draw:style-name="gr6" draw:layer="layout" svg:width="13.943cm" svg:height="10.66cm" svg:x="2.887cm" svg:y="2.16cm" draw:page-number="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ни понятия</text:p>
          </draw:text-box>
        </draw:frame>
        <draw:frame presentation:style-name="pr8" draw:text-style-name="P13" draw:layer="layout" svg:width="23.596cm" svg:height="12.347cm" svg:x="0.902cm" svg:y="4cm" presentation:class="outline" presentation:user-transformed="true">
          <draw:text-box>
            <text:list text:style-name="L5">
              <text:list-item>
                <text:p text:style-name="P8"><text:span text:style-name="T9">P.E.R.L (Pathologically Eclectick Rubish Lister – патологически еклектично средство за извеждане на безсмислици)</text:span><text:span text:style-name="T9"><text:line-break/></text:span><text:span text:style-name="T9">или </text:span><text:span text:style-name="T9"><text:line-break/></text:span><text:span text:style-name="T9">P.E.R.L (Practical Extraction and Report Language – практичен език за извличане и отчети)</text:span></text:p>
              </text:list-item>
              <text:list-item>
                <text:p text:style-name="P8"><text:span text:style-name="T9">Езици за програмиране</text:span></text:p>
              </text:list-item>
              <text:list-item>
                <text:p text:style-name="P8"><text:span text:style-name="T9">Интерпретирани и компилирани езици</text:span></text:p>
              </text:list-item>
            </text:list>
          </draw:text-box>
        </draw:frame>
        <presentation:notes draw:style-name="dp3" presentation:use-footer-name="ftr1">
          <draw:page-thumbnail draw:style-name="gr6" draw:layer="layout" svg:width="13.943cm" svg:height="10.66cm" svg:x="2.887cm" svg:y="2.16cm" draw:page-number="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ни понятия</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Езици за програмиране</text:p>
              </text:list-item>
            </text:list>
            <text:list text:style-name="L6">
              <text:list-item>
                <text:list>
                  <text:list-item>
                    <text:p text:style-name="P8">C/C++</text:p>
                  </text:list-item>
                  <text:list-item>
                    <text:p text:style-name="P8">Java</text:p>
                  </text:list-item>
                  <text:list-item>
                    <text:p text:style-name="P8">Tcl</text:p>
                  </text:list-item>
                  <text:list-item>
                    <text:p text:style-name="P8">Perl</text:p>
                  </text:list-item>
                  <text:list-item>
                    <text:p text:style-name="P8">PHP</text:p>
                  </text:list-item>
                  <text:list-item>
                    <text:p text:style-name="P8">Ruby</text:p>
                  </text:list-item>
                  <text:list-item>
                    <text:p text:style-name="P8">JavaScript</text:p>
                  </text:list-item>
                </text:list>
              </text:list-item>
            </text:list>
          </draw:text-box>
        </draw:frame>
        <presentation:notes draw:style-name="dp3" presentation:use-footer-name="ftr1">
          <draw:page-thumbnail draw:style-name="gr6" draw:layer="layout" svg:width="13.943cm" svg:height="10.66cm" svg:x="2.887cm" svg:y="2.16cm" draw:page-number="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ни понятия</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Интерпретиран или компилиран език е Perl?</text:p>
              </text:list-item>
            </text:list>
          </draw:text-box>
        </draw:frame>
        <presentation:notes draw:style-name="dp3" presentation:use-footer-name="ftr1">
          <draw:page-thumbnail draw:style-name="gr6" draw:layer="layout" svg:width="13.943cm" svg:height="10.66cm" svg:x="2.887cm" svg:y="2.16cm" draw:page-number="6"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ни понятия</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Интерпретиран?</text:span></text:p>
                <text:list>
                  <text:list-item>
                    <text:p><text:span text:style-name="T7">Един интерпретиран език се нуждае от програма, наречена </text:span><text:span text:style-name="T8">интерпретатор,</text:span><text:span text:style-name="T7"> която да обработва изходния код всеки път, когато стартирате програмата.</text:span></text:p>
                  </text:list-item>
                  <text:list-item>
                    <text:p text:style-name="P8"><text:span text:style-name="T7">Интерпретаторът превръща изходния код в машинен код, за да го разчете машината.</text:span></text:p>
                  </text:list-item>
                  <text:list-item>
                    <text:p text:style-name="P8"><text:span text:style-name="T7">Изходният код е за хора.</text:span></text:p>
                  </text:list-item>
                </text:list>
              </text:list-item>
              <text:list-item>
                <text:p text:style-name="P8"><text:span text:style-name="T10">Повече информация:</text:span></text:p>
                <text:list>
                  <text:list-item>
                    <text:p text:style-name="P8"><text:span text:style-name="T10">perlhack/Принципи на работата на интерпре</text:span>татора</text:p>
                  </text:list-item>
                  <text:list-item>
                    <text:p text:style-name="P8"><text:span text:style-name="T10">perlguts/Компилираният код</text:span></text:p>
                  </text:list-item>
                </text:list>
              </text:list-item>
              <text:list-item>
                <text:p text:style-name="P8"><text:span text:style-name="T10">Интерпретирани езици: Perl, PHP, Python, Ruby...</text:span></text:p>
              </text:list-item>
            </text:list>
          </draw:text-box>
        </draw:frame>
        <presentation:notes draw:style-name="dp3" presentation:use-footer-name="ftr1">
          <draw:page-thumbnail draw:style-name="gr6" draw:layer="layout" svg:width="13.943cm" svg:height="10.66cm" svg:x="2.887cm" svg:y="2.16cm" draw:page-number="7"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ни понятия</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Компилиран?</text:span></text:p>
                <text:list>
                  <text:list-item>
                    <text:p><text:span text:style-name="T7">Компилираният език използва </text:span><text:span text:style-name="T8">компилатор,</text:span><text:span text:style-name="T7"> който обработва кода еднократно.</text:span></text:p>
                  </text:list-item>
                  <text:list-item>
                    <text:p text:style-name="P8"><text:span text:style-name="T7">След това, вие можете да пускате получения машинен код много пъти на много машини, без да е нужно да се компилира отново.</text:span></text:p>
                  </text:list-item>
                </text:list>
              </text:list-item>
              <text:list-item>
                <text:p text:style-name="P8"><text:span text:style-name="T10">Компилирани езици: C,C++, D, Delphy,.. </text:span></text:p>
              </text:list-item>
              <text:list-item>
                <text:p text:style-name="P8"><text:span text:style-name="T10">Байтово компилирани езици: Java, Python, Perl (Parrot-Perl6) :)...</text:span></text:p>
              </text:list-item>
              <text:list-item>
                <text:p text:style-name="P8"><text:span text:style-name="T10">Байтовият код също е независим от машината</text:span></text:p>
                <text:list>
                  <text:list-item>
                    <text:p text:style-name="P8"><text:span text:style-name="T10">толкова е преносим, колкото и самия изходен код</text:span></text:p>
                    <text:p text:style-name="P8"><text:span text:style-name="T10">(виж perlcompile, B::</text:span>Bytecode).</text:p>
                  </text:list-item>
                </text:list>
              </text:list-item>
            </text:list>
          </draw:text-box>
        </draw:frame>
        <presentation:notes draw:style-name="dp3" presentation:use-footer-name="ftr1">
          <draw:page-thumbnail draw:style-name="gr6" draw:layer="layout" svg:width="13.943cm" svg:height="10.66cm" svg:x="2.887cm" svg:y="2.16cm" draw:page-number="8"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Виртуална машина</text:p>
          </draw:text-box>
        </draw:frame>
        <draw:frame presentation:style-name="pr6" draw:text-style-name="P14" draw:layer="layout" svg:width="23.596cm" svg:height="14cm" svg:x="1.084cm" svg:y="2.961cm" presentation:class="outline" presentation:user-transformed="true">
          <draw:text-box>
            <text:list text:style-name="L5">
              <text:list-item>
                <text:p text:style-name="P8">Виртуална машина == perl като програма/интерпретатор</text:p>
              </text:list-item>
              <text:list-item>
                <text:p text:style-name="P8"><text:span text:style-name="T9">Работата на интерпретатора се дели на два основни етапа:</text:span></text:p>
                <text:list>
                  <text:list-item>
                    <text:p text:style-name="P8"><text:span text:style-name="T9">компилиране на кода за вътрешна употреба (байткод) compiling the code into the internal representation (bytecode) </text:span></text:p>
                  </text:list-item>
                  <text:list-item>
                    <text:p text:style-name="P8"><text:span text:style-name="T9">изпълнение на кода.</text:span></text:p>
                  </text:list-item>
                </text:list>
              </text:list-item>
              <text:list-item>
                <text:p text:style-name="P8">Виртуалната машина на Perl 6 – Parrot, е по-скоро като Java и .NET</text:p>
              </text:list-item>
            </text:list>
          </draw:text-box>
        </draw:frame>
        <presentation:notes draw:style-name="dp3" presentation:use-footer-name="ftr1">
          <draw:page-thumbnail draw:style-name="gr6" draw:layer="layout" svg:width="13.943cm" svg:height="10.66cm" svg:x="2.887cm" svg:y="2.16cm" draw:page-number="9"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Виртуална машина</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Кратък преглед на етапите на работа на perl</text:p>
                <text:list>
                  <text:list-item>
                    <text:p text:style-name="P8">Компилиране</text:p>
                    <text:list>
                      <text:list-item>
                        <text:p text:style-name="P8">Стартиране</text:p>
                      </text:list-item>
                      <text:list-item>
                        <text:p text:style-name="P8">Парсване (синтактичен анализ)</text:p>
                      </text:list-item>
                      <text:list-item>
                        <text:p text:style-name="P8">Компилация и оптимизация</text:p>
                      </text:list-item>
                    </text:list>
                  </text:list-item>
                  <text:list-item>
                    <text:p text:style-name="P8">Изпълнение</text:p>
                    <text:list>
                      <text:list-item>
                        <text:p text:style-name="P8">Стартиране Running</text:p>
                      </text:list-item>
                      <text:list-item>
                        <text:p text:style-name="P8">Обработка на изключения Exception hand(l)ing</text:p>
                      </text:list-item>
                    </text:list>
                  </text:list-item>
                </text:list>
              </text:list-item>
            </text:list>
          </draw:text-box>
        </draw:frame>
        <presentation:notes draw:style-name="dp3" presentation:use-footer-name="ftr1">
          <draw:page-thumbnail draw:style-name="gr6" draw:layer="layout" svg:width="13.943cm" svg:height="10.66cm" svg:x="2.887cm" svg:y="2.16cm" draw:page-number="10"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8" draw:layer="layout" svg:width="18.698cm" svg:height="3.023cm" svg:x="6cm" svg:y="-0.05cm" presentation:class="title" presentation:user-transformed="true">
          <draw:text-box>
            <text:p text:style-name="P8">Платформена независимост</text:p>
          </draw:text-box>
        </draw:frame>
        <draw:frame presentation:style-name="pr9" draw:text-style-name="P13" draw:layer="layout" svg:width="23.596cm" svg:height="6.978cm" svg:x="1.101cm" svg:y="2.801cm" presentation:class="outline" presentation:user-transformed="true">
          <draw:text-box>
            <text:list text:style-name="L5">
              <text:list-item>
                <text:p text:style-name="P8"><text:span text:style-name="T9">Виртуалната машина на Perl ни освобождава от необходимостта да се съобразяваме с особеностите на Операционната Система (ОС)</text:span></text:p>
              </text:list-item>
              <text:list-item>
                <text:p text:style-name="P8"><text:span text:style-name="T9">Високо ниво на независимост</text:span></text:p>
              </text:list-item>
              <text:list-item>
                <text:p text:style-name="P8"><text:span text:style-name="T9">Един и същ изходен код върви под различни платформи:</text:span></text:p>
              </text:list-item>
            </text:list>
          </draw:text-box>
        </draw:frame>
        <draw:custom-shape draw:style-name="gr7" draw:text-style-name="P17" draw:layer="layout" svg:width="22.502cm" svg:height="8cm" svg:x="1.498cm" svg:y="10cm">
          <text:p text:style-name="P8"><text:span text:style-name="T11">use File::Path;</text:span></text:p>
          <text:p text:style-name="P16"><text:span text:style-name="T11">my $dest ='/some/path/in/main/drive'</text:span></text:p>
          <text:p text:style-name="P16"><text:span text:style-name="T11">eval { mkpath($dest) };</text:span></text:p>
          <text:p text:style-name="P16"><text:span text:style-name="T11">if ($@) {</text:span></text:p>
          <text:p text:style-name="P16"><text:span text:style-name="T11"><text:s text:c="4"/></text:span><text:span text:style-name="T11">print "Couldn't create $dest:$/$@$/" </text:span></text:p>
          <text:p text:style-name="P16"><text:span text:style-name="T11"><text:s text:c="4"/></text:span><text:span text:style-name="T11">. "... exiting.$/";</text:span></text:p>
          <text:p text:style-name="P16"><text:span text:style-name="T11"><text:s text:c="4"/></text:span><text:span text:style-name="T11">exit;</text:span></text:p>
          <text:p text:style-name="P16"><text:span text:style-name="T11">}</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11"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Защо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Лесен за изучаване</text:p>
                <text:list>
                  <text:list-item>
                    <text:p><text:span text:style-name="T10">Научаването на малко Perl може да ви заведе по-далече, отколкото предполагате.</text:span></text:p>
                  </text:list-item>
                  <text:list-item>
                    <text:p><text:span text:style-name="T10">По-лесен е за хората да го </text:span><text:span text:style-name="T12">пишат</text:span><text:span text:style-name="T10">, отколкото за компютрите да го разбират. </text:span></text:p>
                  </text:list-item>
                  <text:list-item>
                    <text:p text:style-name="P8"><text:span text:style-name="T10">Синтаксисът на езика много повече наподобява човешки език.</text:span></text:p>
                  </text:list-item>
                </text:list>
              </text:list-item>
            </text:list>
          </draw:text-box>
        </draw:frame>
        <draw:custom-shape draw:style-name="gr8" draw:text-style-name="P17" draw:layer="layout" svg:width="22.502cm" svg:height="3.499cm" svg:x="1.449cm" svg:y="12.701cm">
          <text:p text:style-name="P16"><text:span text:style-name="T11">open(FILE) or die $!;</text:span></text:p>
          <text:p text:style-name="P16"><text:span text:style-name="T11">die $! unless open(FILE);</text:span></text:p>
          <text:p text:style-name="P16"><text:span text:style-name="T11">die $! if not open(FILE);</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12"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Защо Perl?</text:p>
          </draw:text-box>
        </draw:frame>
        <draw:frame presentation:style-name="pr6" draw:text-style-name="P14" draw:layer="layout" svg:width="23.596cm" svg:height="12.325cm" svg:x="1.404cm" svg:y="3.675cm" presentation:class="outline" presentation:user-transformed="true">
          <draw:text-box>
            <text:list text:style-name="L5">
              <text:list-item>
                <text:p text:style-name="P8">Преносим</text:p>
                <text:list>
                  <text:list-item>
                    <text:p text:style-name="P8">Perl е пренесен на почти всички съвременни операционни системи, като Windows, Mac OS X, Linux, Unix (където е създаден),.. Symbian :D (наскоро)...</text:p>
                  </text:list-item>
                </text:list>
              </text:list-item>
              <text:list-item>
                <text:p text:style-name="P8">Език от много високо ниво</text:p>
                <text:list>
                  <text:list-item>
                    <text:p>Не ви кара да мислите за неясни неща, като разпределяне на паметта, процесор (CPU) и др.</text:p>
                  </text:list-item>
                </text:list>
              </text:list-item>
            </text:list>
          </draw:text-box>
        </draw:frame>
        <presentation:notes draw:style-name="dp3" presentation:use-footer-name="ftr1">
          <draw:page-thumbnail draw:style-name="gr6" draw:layer="layout" svg:width="13.943cm" svg:height="10.66cm" svg:x="2.887cm" svg:y="2.16cm" draw:page-number="1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Защо Perl?</text:p>
          </draw:text-box>
        </draw:frame>
        <draw:frame presentation:style-name="pr10" draw:text-style-name="P15" draw:layer="layout" svg:width="23.596cm" svg:height="9.478cm" svg:x="0.904cm" svg:y="3.522cm" presentation:class="outline" presentation:user-transformed="true">
          <draw:text-box>
            <text:list text:style-name="L5">
              <text:list-item>
                <text:p text:style-name="P8"><text:span text:style-name="T10">„</text:span><text:span text:style-name="T10">Говори“ текста (във всякакво кодиране).</text:span></text:p>
              </text:list-item>
              <text:list-item>
                <text:p text:style-name="P8"><text:span text:style-name="T10">„</text:span><text:span text:style-name="T10">Мисли“ за файловете от гледна точка на редове и изречения (по подразбиране) или както сте му казали да го прави.</text:span></text:p>
              </text:list-item>
              <text:list-item>
                <text:p text:style-name="P8"><text:span text:style-name="T10">Има вградени мощни регулярни изрази.</text:span></text:p>
              </text:list-item>
            </text:list>
          </draw:text-box>
        </draw:frame>
        <draw:custom-shape draw:style-name="gr9" draw:text-style-name="P18" draw:layer="layout" svg:width="22.502cm" svg:height="2.698cm" svg:x="1cm" svg:y="9.802cm">
          <text:p text:style-name="P16"><text:span text:style-name="T13">if( $lines[$_] =~ /^--\s*?\[(\w+)\]/ ){</text:span></text:p>
          <text:p text:style-name="P16"><text:span text:style-name="T13"><text:s text:c="4"/></text:span><text:span text:style-name="T13">$key = $1;</text:span></text:p>
          <text:p text:style-name="P16"><text:span text:style-name="T13">}</text:span></text:p>
          <draw:enhanced-geometry svg:viewBox="0 0 21600 21600" draw:type="rectangle" draw:enhanced-path="M 0 0 L 21600 0 21600 21600 0 21600 0 0 Z N"/>
        </draw:custom-shape>
        <draw:frame draw:style-name="gr10" draw:text-style-name="P19" draw:layer="layout" svg:width="22.999cm" svg:height="3.492cm" svg:x="1cm" svg:y="14cm">
          <draw:text-box>
            <text:p text:style-name="P8"><text:span text:style-name="T14">ВНИМАНИЕ!!!</text:span></text:p>
            <text:p text:style-name="P8"><text:span text:style-name="T14">Не пишете мърляв код, само защото ви е по-лесно. В повечето случаи вашият код ще живее по-дълго, отколкото очаквате, и се получава грозно!!!</text:span></text:p>
          </draw:text-box>
        </draw:frame>
        <presentation:notes draw:style-name="dp3" presentation:use-footer-name="ftr1">
          <draw:page-thumbnail draw:style-name="gr6" draw:layer="layout" svg:width="13.943cm" svg:height="10.66cm" svg:x="2.887cm" svg:y="2.16cm" draw:page-number="1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Защо Perl?</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И накрая, </text:p>
                <text:list>
                  <text:list-item>
                    <text:p text:style-name="P8">Защото така искате</text:p>
                  </text:list-item>
                  <text:list-item>
                    <text:p text:style-name="P8">Защото вашият шеф иска така :)...</text:p>
                  </text:list-item>
                </text:list>
              </text:list-item>
            </text:list>
          </draw:text-box>
        </draw:frame>
        <presentation:notes draw:style-name="dp3" presentation:use-footer-name="ftr1">
          <draw:page-thumbnail draw:style-name="gr6" draw:layer="layout" svg:width="13.943cm" svg:height="10.66cm" svg:x="2.887cm" svg:y="2.16cm" draw:page-number="1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8" draw:layer="layout" svg:width="17.599cm" svg:height="3.023cm" svg:x="7.099cm" svg:y="0cm" presentation:class="title" presentation:user-transformed="true">
          <draw:text-box>
            <text:p text:style-name="P8">CPAN и PPM</text:p>
          </draw:text-box>
        </draw:frame>
        <draw:frame presentation:style-name="pr6" draw:text-style-name="P13" draw:layer="layout" svg:width="23.596cm" svg:height="14.825cm" svg:x="0.9cm" svg:y="3.522cm" presentation:class="outline" presentation:user-transformed="true">
          <draw:text-box>
            <text:list text:style-name="L5">
              <text:list-header>
                <text:p text:style-name="P8"><text:span text:style-name="T9"/></text:p>
              </text:list-header>
              <text:list-item>
                <text:p text:style-name="P8"><text:span text:style-name="T9">CPAN (Comprehensive Perl Archive Network) е най-големият източник на многократно използваем и стандартизиран perl код.</text:span><text:span text:style-name="T9"><text:line-break/></text:span><text:span text:style-name="T9">Използвайте програмата </text:span><text:span text:style-name="T15">cpan</text:span><text:span text:style-name="T9">, за да инсталирате, компилирате и обновявате модули, ако имате C компилатор.</text:span><text:span text:style-name="T9"><text:line-break/></text:span><text:span text:style-name="T9"/></text:p>
              </text:list-item>
              <text:list-item>
                <text:p text:style-name="P8"><text:span text:style-name="T9">PPM (Perl Package Manager) е инструмент на ActiveState за прекомпилиране на perl модули.</text:span><text:span text:style-name="T9"><text:line-break/></text:span><text:span text:style-name="T9">Това улеснява работата по намирането, инсталирането, обновяването и премахването на Perl пакети под Windows. Използвайте програмата </text:span><text:span text:style-name="T15">ppm,</text:span><text:span text:style-name="T9"> която върви с ActivePerl.</text:span></text:p>
              </text:list-item>
            </text:list>
          </draw:text-box>
        </draw:frame>
        <presentation:notes draw:style-name="dp3" presentation:use-footer-name="ftr1">
          <draw:page-thumbnail draw:style-name="gr6" draw:layer="layout" svg:width="13.943cm" svg:height="10.66cm" svg:x="2.887cm" svg:y="2.16cm" draw:page-number="16"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8" draw:layer="layout" svg:width="19.698cm" svg:height="3.023cm" svg:x="5.702cm" svg:y="0cm" presentation:class="title" presentation:user-transformed="true">
          <draw:text-box>
            <text:p text:style-name="P8">Инсталиране (Windows/Unix)</text:p>
          </draw:text-box>
        </draw:frame>
        <draw:frame presentation:style-name="pr6" draw:text-style-name="P14" draw:layer="layout" svg:width="23.596cm" svg:height="14.825cm" svg:x="0.9cm" svg:y="3.522cm" presentation:class="outline" presentation:user-transformed="true">
          <draw:text-box>
            <text:list text:style-name="L5">
              <text:list-item>
                <text:list>
                  <text:list-item>
                    <text:p text:style-name="P8">Linux/Unix</text:p>
                    <text:list>
                      <text:list-item>
                        <text:p text:style-name="P8">Няма нужда – вече го имате инсталиран.</text:p>
                      </text:list-item>
                    </text:list>
                  </text:list-item>
                  <text:list-item>
                    <text:p text:style-name="P8">Windows</text:p>
                    <text:list>
                      <text:list-item>
                        <text:p><text:span text:style-name="T16">Свалете си perl от:</text:span><text:span text:style-name="T16"><text:line-break/></text:span><text:span text:style-name="T16"><text:a xlink:href="http://strawberryperl.com/">http://strawberryperl.com/</text:a></text:span><text:span text:style-name="T16"> </text:span><text:span text:style-name="T16"><text:line-break/></text:span><text:span text:style-name="T16"/></text:p>
                        <text:p><text:span text:style-name="T16">или от:</text:span><text:span text:style-name="T16"><text:line-break/></text:span><text:span text:style-name="T16"><text:a xlink:href="http://www.activestate.com/activeperl/downloads">http://www.activestate.com/activeperl/downloads</text:a></text:span></text:p>
                      </text:list-item>
                      <text:list-item>
                        <text:p><text:span text:style-name="T16">Щракнете двукратно върху </text:span><text:span text:style-name="T16"><text:line-break/></text:span><text:span text:style-name="T16">strawberry-perl-5.16.1.1-32bit.msi</text:span><text:span text:style-name="T16"><text:line-break/></text:span><text:span text:style-name="T16">или</text:span><text:span text:style-name="T16"><text:line-break/></text:span><text:span text:style-name="T16">ActivePerl-5.16.1.1601-MSWin32-x86-296175.msi</text:span></text:p>
                      </text:list-item>
                    </text:list>
                  </text:list-item>
                </text:list>
              </text:list-item>
            </text:list>
            <text:list text:style-name="L7">
              <text:list-item>
                <text:list>
                  <text:list-item>
                    <text:list>
                      <text:list-item>
                        <text:p text:style-name="P8"><text:span text:style-name="T16">Next, next, mm.. next, yes, next.... :D</text:span></text:p>
                      </text:list-item>
                    </text:list>
                  </text:list-item>
                </text:list>
              </text:list-item>
            </text:list>
          </draw:text-box>
        </draw:frame>
        <presentation:notes draw:style-name="dp3" presentation:use-footer-name="ftr1">
          <draw:page-thumbnail draw:style-name="gr6" draw:layer="layout" svg:width="13.943cm" svg:height="10.66cm" svg:x="2.887cm" svg:y="2.16cm" draw:page-number="17"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и на синтаксиса</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Един Perl скрипт или програма се състои от една или повече конструкции.</text:p>
              </text:list-item>
              <text:list-item>
                <text:p text:style-name="P8">Тези конструкции са записани в скрипта по разбираем и прост начин.</text:p>
              </text:list-item>
              <text:list-item>
                <text:p text:style-name="P8">Не е необходимо да съдържат функцията main() или нещо от тоя род.</text:p>
              </text:list-item>
            </text:list>
          </draw:text-box>
        </draw:frame>
        <presentation:notes draw:style-name="dp3" presentation:use-footer-name="ftr1">
          <draw:page-thumbnail draw:style-name="gr6" draw:layer="layout" svg:width="13.943cm" svg:height="10.66cm" svg:x="2.887cm" svg:y="2.16cm" draw:page-number="18"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и на синтаксиса</text:p>
          </draw:text-box>
        </draw:frame>
        <draw:frame presentation:style-name="pr6" draw:text-style-name="P14" draw:layer="layout" svg:width="23.596cm" svg:height="14.825cm" svg:x="0.904cm" svg:y="3.175cm" presentation:class="outline" presentation:user-transformed="true">
          <draw:text-box>
            <text:list text:style-name="L5">
              <text:list-item>
                <text:p text:style-name="P8">Конструкциите в Perl завършват с точка и запетая (;)</text:p>
              </text:list-item>
            </text:list>
          </draw:text-box>
        </draw:frame>
        <draw:custom-shape draw:style-name="gr11" draw:text-style-name="P17" draw:layer="layout" svg:width="22.502cm" svg:height="2.298cm" svg:x="1cm" svg:y="10.202cm">
          <text:p text:style-name="P16"><text:span text:style-name="T17">#this is a fully functional program</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19"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и на синтаксиса</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Коментарите започват със символа диез (#) и важат до края на реда.</text:p>
              </text:list-item>
            </text:list>
          </draw:text-box>
        </draw:frame>
        <draw:custom-shape draw:style-name="gr12" draw:text-style-name="P17" draw:layer="layout" svg:width="22.502cm" svg:height="2.301cm" svg:x="1cm" svg:y="10.203cm">
          <text:p text:style-name="P16"><text:span text:style-name="T18">#this is a fully functional program with comment</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0"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и на синтаксиса</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Паузите са без значение...</text:p>
              </text:list-item>
            </text:list>
          </draw:text-box>
        </draw:frame>
        <draw:custom-shape draw:style-name="gr13" draw:text-style-name="P17" draw:layer="layout" svg:width="22.502cm" svg:height="3.296cm" svg:x="1cm" svg:y="10.204cm">
          <text:p text:style-name="P16"><text:span text:style-name="T11"><text:s text:c="4"/></text:span><text:span text:style-name="T11">print</text:span></text:p>
          <text:p text:style-name="P16"><text:span text:style-name="T11"><text:s text:c="8"/></text:span><text:span text:style-name="T11">"Hello, world"</text:span></text:p>
          <text:p text:style-name="P16"><text:span text:style-name="T11"><text:s text:c="8"/></text:span><text:span text:style-name="T11">;</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1"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и на синтаксиса</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освен когато са вътре в низ с кавички (“...”)</text:p>
              </text:list-item>
            </text:list>
          </draw:text-box>
        </draw:frame>
        <draw:custom-shape draw:style-name="gr13" draw:text-style-name="P17" draw:layer="layout" svg:width="22.502cm" svg:height="3.296cm" svg:x="1cm" svg:y="10.204cm">
          <text:p text:style-name="P16"><text:span text:style-name="T17"># this would print with a line-break in the middle</text:span></text:p>
          <text:p text:style-name="P16"><text:span text:style-name="T11">print "Hello</text:span></text:p>
          <text:p text:style-name="P16"><text:span text:style-name="T11">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2"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и на синтаксиса</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Двойни или единични кавички могат да се използват около литерални низове.</text:p>
              </text:list-item>
            </text:list>
          </draw:text-box>
        </draw:frame>
        <draw:custom-shape draw:style-name="gr14" draw:text-style-name="P17" draw:layer="layout" svg:width="22.502cm" svg:height="2.041cm" svg:x="1cm" svg:y="10.204cm">
          <text:p text:style-name="P16"><text:span text:style-name="T11">print "Hello, world";</text:span></text:p>
          <text:p text:style-name="P16"><text:span text:style-name="T11">print 'Hello, world';</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3"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Основи на синтаксиса</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Забележка: Променливи и специални знаци - като знака за нов ред (\n), могат да се обграждат <text:span text:style-name="T19">само</text:span> с двойни кавички</text:p>
              </text:list-item>
            </text:list>
          </draw:text-box>
        </draw:frame>
        <draw:custom-shape draw:style-name="gr15" draw:text-style-name="P17" draw:layer="layout" svg:width="22.502cm" svg:height="2.041cm" svg:x="1cm" svg:y="10.205cm">
          <text:p text:style-name="P16"><text:span text:style-name="T11">print "Hello, $name\n"; # works fine</text:span></text:p>
          <text:p text:style-name="P16"><text:span text:style-name="T11">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list text:style-name="L1">
              <text:list-header>
                <text:p text:style-name="P8">Основи на синтаксиса</text:p>
              </text:list-header>
            </text:list>
          </draw:text-box>
        </draw:frame>
        <draw:frame presentation:style-name="pr6" draw:text-style-name="P14" draw:layer="layout" svg:width="23.596cm" svg:height="14.825cm" svg:x="0.9cm" svg:y="3.522cm" presentation:class="outline" presentation:user-transformed="true">
          <draw:text-box>
            <text:list text:style-name="L5">
              <text:list-item>
                <text:p text:style-name="P8">Числата не се нуждаят от кавички</text:p>
              </text:list-item>
            </text:list>
          </draw:text-box>
        </draw:frame>
        <draw:custom-shape draw:style-name="gr16" draw:text-style-name="P17" draw:layer="layout" svg:width="22.502cm" svg:height="1.294cm" svg:x="1cm" svg:y="10.206cm">
          <text:p text:style-name="P16"><text:span text:style-name="T11">print 42;</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list text:style-name="L1">
              <text:list-header>
                <text:p text:style-name="P8">Основи на синтаксиса</text:p>
              </text:list-header>
            </text:list>
          </draw:text-box>
        </draw:frame>
        <draw:frame presentation:style-name="pr6" draw:text-style-name="P14" draw:layer="layout" svg:width="23.596cm" svg:height="14.825cm" svg:x="0.9cm" svg:y="3.522cm" presentation:class="outline" presentation:user-transformed="true">
          <draw:text-box>
            <text:list text:style-name="L5">
              <text:list-item>
                <text:p text:style-name="P8">Можете да използвате скоби за аргументите на функциите, или пък да пропуснете – това е въпрос на личен стил.</text:p>
              </text:list-item>
              <text:list-item>
                <text:p text:style-name="P8">Изискват се само когато може да възникнат проблеми с приоритетите.</text:p>
              </text:list-item>
            </text:list>
          </draw:text-box>
        </draw:frame>
        <draw:custom-shape draw:style-name="gr17" draw:text-style-name="P17" draw:layer="layout" svg:width="22.502cm" svg:height="2.041cm" svg:x="1cm" svg:y="10.806cm">
          <text:p text:style-name="P16"><text:span text:style-name="T11">print("Hello, world\n");</text:span></text:p>
          <text:p text:style-name="P16"><text:span text:style-name="T11">print "Hello, world\n";</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26" presentation:class="page"/>
          <draw:frame presentation:style-name="pr11" draw:text-style-name="P8" draw:layer="layout" svg:width="15.775cm" svg:height="12.793cm" svg:x="1.972cm" svg:y="13.503cm" presentation:class="notes">
            <draw:text-box>
              <text:p text:style-name="P8">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20">Вградени оператори и функции</text:span></text:p>
          </draw:text-box>
        </draw:frame>
        <draw:frame presentation:style-name="pr6" draw:text-style-name="P22" draw:layer="layout" svg:width="23.596cm" svg:height="14.825cm" svg:x="0.9cm" svg:y="3.522cm" presentation:class="outline" presentation:user-transformed="true">
          <draw:text-box>
            <text:list text:style-name="L5">
              <text:list-item>
                <text:p text:style-name="P8"><text:span text:style-name="T21">Perl върви с богат избор от вградени функции. </text:span></text:p>
              </text:list-item>
              <text:list-item>
                <text:p text:style-name="P8"><text:span text:style-name="T21">Пълен списък с функциите на: </text:span><text:span text:style-name="T21"><text:a xlink:href="http://perldoc.perl.org/perlfunc.html">http://perldoc.perl.org/perlfunc.html</text:a></text:span></text:p>
              </text:list-item>
              <text:list-item>
                <text:p text:style-name="P8"><text:span text:style-name="T21">Можете да прочетете за всяка отделна функция и като въведете на командния ред следното: </text:span><text:span text:style-name="T22">perldoc -f functionname</text:span><text:span text:style-name="T21">.</text:span></text:p>
              </text:list-item>
              <text:list-item>
                <text:p text:style-name="P8"><text:span text:style-name="T21">Пълната документация на операторите: </text:span><text:span text:style-name="T21"><text:a xlink:href="http://perldoc.perl.org/perlop.html">http://perldoc.perl.org/perlop.html</text:a></text:span></text:p>
              </text:list-item>
              <text:list-item>
                <text:p text:style-name="P8"><text:span text:style-name="T21">Ето някои от най-използваните.</text:span></text:p>
              </text:list-item>
            </text:list>
          </draw:text-box>
        </draw:frame>
        <presentation:notes draw:style-name="dp3" presentation:use-footer-name="ftr1">
          <draw:page-thumbnail draw:style-name="gr6" draw:layer="layout" svg:width="13.943cm" svg:height="10.66cm" svg:x="2.887cm" svg:y="2.16cm" draw:page-number="27"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20">Вградени оператори и функции</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Математически оператори</text:p>
              </text:list-item>
            </text:list>
            <text:p text:style-name="P14"><text:s text:c="8"/>+ <text:s text:c="2"/>събиране</text:p>
            <text:p text:style-name="P14"><text:s text:c="8"/>- <text:s text:c="2"/>изваждане</text:p>
            <text:p text:style-name="P14"><text:s text:c="8"/>* <text:s text:c="2"/>умножение</text:p>
            <text:p text:style-name="P14"><text:s text:c="8"/>/ <text:s text:c="2"/>деление</text:p>
          </draw:text-box>
        </draw:frame>
        <presentation:notes draw:style-name="dp3" presentation:use-footer-name="ftr1">
          <draw:page-thumbnail draw:style-name="gr6" draw:layer="layout" svg:width="13.943cm" svg:height="10.66cm" svg:x="2.887cm" svg:y="2.16cm" draw:page-number="28"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20">Вградени оператори и функции</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Сравнение на числа Numeric comparison</text:p>
                <text:p text:style-name="P8"/>
              </text:list-item>
            </text:list>
            <text:p text:style-name="P14"><text:s text:c="8"/>== <text:s/>равенство</text:p>
            <text:p text:style-name="P14"><text:s text:c="8"/>!= <text:s text:c="2"/>неравенство</text:p>
            <text:p text:style-name="P14"><text:s text:c="8"/>&lt; <text:s text:c="3"/>по-малко</text:p>
            <text:p text:style-name="P14"><text:s text:c="8"/>&gt; <text:s text:c="3"/>по-голямо</text:p>
            <text:p text:style-name="P14"><text:s text:c="8"/>&lt;= <text:s/>по-малко или равно</text:p>
            <text:p text:style-name="P14"><text:s text:c="8"/>&gt;= <text:s/>по-голямо или равно</text:p>
          </draw:text-box>
        </draw:frame>
        <presentation:notes draw:style-name="dp3" presentation:use-footer-name="ftr1">
          <draw:page-thumbnail draw:style-name="gr6" draw:layer="layout" svg:width="13.943cm" svg:height="10.66cm" svg:x="2.887cm" svg:y="2.16cm" draw:page-number="29"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20">Вградени оператори и функции</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8"><text:span text:style-name="T10">Сравнение на низове String comparison</text:span></text:p>
              </text:list-item>
            </text:list>
            <text:p text:style-name="P23"><text:span text:style-name="T14"><text:s text:c="8"/></text:span><text:span text:style-name="T14">eq <text:s/>равенство</text:span></text:p>
            <text:p text:style-name="P23"><text:span text:style-name="T14"><text:s text:c="8"/></text:span><text:span text:style-name="T14">ne <text:s/>неравенство</text:span></text:p>
            <text:p text:style-name="P23"><text:span text:style-name="T14"><text:s text:c="8"/></text:span><text:span text:style-name="T14">lt <text:s text:c="3"/>по-малко</text:span></text:p>
            <text:p text:style-name="P23"><text:span text:style-name="T14"><text:s text:c="8"/></text:span><text:span text:style-name="T14">gt <text:s text:c="2"/>по-голямо</text:span></text:p>
            <text:p text:style-name="P23"><text:span text:style-name="T14"><text:s text:c="8"/></text:span><text:span text:style-name="T14">le <text:s text:c="2"/>по-малко или равно</text:span></text:p>
            <text:p text:style-name="P23"><text:span text:style-name="T14"><text:s text:c="8"/></text:span><text:span text:style-name="T14">ge <text:s/>по-голямо или равно</text:span></text:p>
            <text:p text:style-name="P23"><text:span text:style-name="T14"/></text:p>
            <text:list text:continue-numbering="true" text:style-name="L5">
              <text:list-item>
                <text:p text:style-name="P8"><text:span text:style-name="T23">Защо има отделни сравнения за числа и за низове?</text:span></text:p>
                <text:list>
                  <text:list-item>
                    <text:p text:style-name="P8"><text:span text:style-name="T23">ние нямаме специални типове променливи</text:span></text:p>
                  </text:list-item>
                  <text:list-item>
                    <text:p text:style-name="P8"><text:span text:style-name="T23">perl трябва да знае как ще сортира – по числов или по азбучен ред (по-точно – според кодовата таблица)</text:span></text:p>
                  </text:list-item>
                </text:list>
              </text:list-item>
            </text:list>
          </draw:text-box>
        </draw:frame>
        <presentation:notes draw:style-name="dp3" presentation:use-footer-name="ftr1">
          <draw:page-thumbnail draw:style-name="gr6" draw:layer="layout" svg:width="13.943cm" svg:height="10.66cm" svg:x="2.887cm" svg:y="2.16cm" draw:page-number="30" presentation:class="page"/>
          <draw:frame presentation:style-name="pr11" draw:text-style-name="P20" draw:layer="layout" svg:width="15.775cm" svg:height="12.793cm" svg:x="1.972cm" svg:y="13.503cm" presentation:class="notes">
            <draw:text-box>
              <text:p text:style-name="P8"><text:span text:style-name="T24">(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20">Вградени оператори и функции</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Булева логика</text:p>
              </text:list-item>
            </text:list>
            <text:p text:style-name="P14"><text:s text:c="8"/>&amp;&amp; <text:s/>and (и)</text:p>
            <text:p text:style-name="P14"><text:s text:c="8"/>|| <text:s text:c="4"/>or (или)</text:p>
            <text:p text:style-name="P14"><text:s text:c="8"/>! <text:s text:c="5"/>not (не)</text:p>
            <text:list text:continue-numbering="true" text:style-name="L5">
              <text:list-item>
                <text:p text:style-name="P8"><text:span text:style-name="T25">and,</text:span><text:span text:style-name="T26"> </text:span><text:span text:style-name="T25">or </text:span><text:span text:style-name="T27">и</text:span><text:span text:style-name="T26"> </text:span><text:span text:style-name="T25">not</text:span><text:span text:style-name="T26"> </text:span><text:span text:style-name="T27">не са просто описания на операторите Те са:</text:span></text:p>
                <text:list>
                  <text:list-item>
                    <text:p text:style-name="P8"><text:span text:style-name="T7">операторите сами по себе си</text:span></text:p>
                  </text:list-item>
                  <text:list-item>
                    <text:p text:style-name="P8"><text:span text:style-name="T7">по-читаеми и ясни от операторите в C-стил</text:span></text:p>
                  </text:list-item>
                  <text:list-item>
                    <text:p text:style-name="P8"><text:span text:style-name="T7">с по-нисък приоритет от &amp;&amp; и „приятели“</text:span></text:p>
                  </text:list-item>
                </text:list>
              </text:list-item>
              <text:list-item>
                <text:p text:style-name="P8"><text:span text:style-name="T7">Виж perlop</text:span></text:p>
              </text:list-item>
            </text:list>
          </draw:text-box>
        </draw:frame>
        <presentation:notes draw:style-name="dp3" presentation:use-footer-name="ftr1">
          <draw:page-thumbnail draw:style-name="gr6" draw:layer="layout" svg:width="13.943cm" svg:height="10.66cm" svg:x="2.887cm" svg:y="2.16cm" draw:page-number="31"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20">Вградени оператори и функции</text:span></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Някои други оператори:</text:span></text:p>
              </text:list-item>
            </text:list>
            <text:p text:style-name="P14"><text:span text:style-name="T9"><text:s text:c="8"/></text:span><text:span text:style-name="T9">= <text:s text:c="2"/>присвояване</text:span></text:p>
            <text:p text:style-name="P14"><text:span text:style-name="T9"><text:s text:c="8"/></text:span><text:span text:style-name="T9">. <text:s text:c="3"/>конкатенация (съединяване на няколко <text:s text:c="2"/>низа в един)</text:span></text:p>
            <text:p text:style-name="P14"><text:span text:style-name="T9"><text:s text:c="8"/></text:span><text:span text:style-name="T9">x <text:s text:c="2"/>оператор за повторение (умножение) на низ</text:span></text:p>
            <text:p text:style-name="P14"><text:span text:style-name="T9"><text:s text:c="8"/></text:span><text:span text:style-name="T9">.. <text:s text:c="2"/>range operator (creates a list of numbers)</text:span></text:p>
          </draw:text-box>
        </draw:frame>
        <presentation:notes draw:style-name="dp3" presentation:use-footer-name="ftr1">
          <draw:page-thumbnail draw:style-name="gr6" draw:layer="layout" svg:width="13.943cm" svg:height="10.66cm" svg:x="2.887cm" svg:y="2.16cm" draw:page-number="32"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1" draw:layer="layout" svg:width="22.859cm" svg:height="3.18cm" svg:x="1.27cm" svg:y="0.759cm" presentation:class="title">
          <draw:text-box>
            <text:p text:style-name="P8"><text:span text:style-name="T20">Вградени оператори и функции</text:span></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8"><text:span text:style-name="T9">Много оператори могат да се комбинират със знака =</text:span></text:p>
              </text:list-item>
            </text:list>
          </draw:text-box>
        </draw:frame>
        <draw:custom-shape draw:style-name="gr18" draw:text-style-name="P17" draw:layer="layout" svg:width="22.502cm" svg:height="3cm" svg:x="1.3cm" svg:y="7.5cm">
          <text:p text:style-name="P16"><text:span text:style-name="T11">$a += 1; <text:s text:c="7"/># same as $a = $a + 1</text:span></text:p>
          <text:p text:style-name="P16"><text:span text:style-name="T11">$a -= 1; <text:s text:c="7"/># same as $a = $a - 1</text:span></text:p>
          <text:p text:style-name="P16"><text:span text:style-name="T11">$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6" draw:layer="layout" svg:width="13.943cm" svg:height="10.66cm" svg:x="2.887cm" svg:y="2.16cm" draw:page-number="33" presentation:class="page"/>
          <draw:frame presentation:style-name="pr7" draw:text-style-name="P20"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Hello World</text:p>
          </draw:text-box>
        </draw:frame>
        <draw:frame presentation:style-name="pr6" draw:text-style-name="P14" draw:layer="layout" svg:width="23.596cm" svg:height="14.825cm" svg:x="0.9cm" svg:y="3.522cm" presentation:class="outline" presentation:placeholder="true" presentation:user-transformed="true">
          <draw:text-box/>
        </draw:frame>
        <draw:custom-shape draw:style-name="gr19" draw:text-style-name="P17" draw:layer="layout" svg:width="22.502cm" svg:height="6.293cm" svg:x="1cm" svg:y="8.707cm">
          <text:p text:style-name="P16"><text:span text:style-name="T11">#!/usr/bin/perl</text:span></text:p>
          <text:p text:style-name="P16"><text:span text:style-name="T11">use warnings;</text:span></text:p>
          <text:p text:style-name="P16"><text:span text:style-name="T11">use strict;</text:span></text:p>
          <text:p text:style-name="P16"><text:span text:style-name="T11">use utf8;</text:span></text:p>
          <text:p text:style-name="P16"><text:span text:style-name="T11">print 'Hi'.$/;</text:span></text:p>
          <draw:enhanced-geometry svg:viewBox="0 0 21600 21600" draw:type="rectangle" draw:enhanced-path="M 0 0 L 21600 0 21600 21600 0 21600 0 0 Z N"/>
        </draw:custom-shape>
        <draw:custom-shape draw:style-name="gr20" draw:text-style-name="P25" draw:layer="layout" svg:width="8cm" svg:height="2.5cm" svg:x="1.5cm" svg:y="3.5cm">
          <text:p text:style-name="P24"><text:span text:style-name="T16">So called shebang line. Optional on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5" draw:layer="layout" svg:width="14.5cm" svg:height="1.5cm" svg:x="10cm" svg:y="3.5cm">
          <text:p text:style-name="P24"><text:span text:style-name="T16">Perl pragma to control optional warnings</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5" draw:layer="layout" svg:width="13cm" svg:height="1.5cm" svg:x="11.5cm" svg:y="5.5cm">
          <text:p text:style-name="P24"><text:span text:style-name="T16">Perl pragma to restrict unsafe constructs</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5" draw:layer="layout" svg:width="13.5cm" svg:height="2.5cm" svg:x="11cm" svg:y="8cm">
          <text:p text:style-name="P24"><text:span text:style-name="T16">Perl pragma to enable/disable UTF-8 in source code (You love Unicode, right?).</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6" draw:layer="layout" svg:width="10cm" svg:height="1.5cm" svg:x="1cm" svg:y="16.5cm">
          <text:p text:style-name="P24"><text:span text:style-name="T28">Prints a string or a list of strings.</text:span></text:p>
          <draw:enhanced-geometry svg:viewBox="0 0 21600 21600" draw:text-areas="800 800 20800 20800" draw:type="round-rectangular-callout" draw:modifiers="2040.99590040996 -39444.1039307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6" draw:layer="layout" svg:width="9.5cm" svg:height="2cm" svg:x="12cm" svg:y="16.5cm">
          <text:p text:style-name="P24"><text:span text:style-name="T28">A literal string(scalar value).</text:span></text:p>
          <draw:enhanced-geometry svg:viewBox="0 0 21600 21600" draw:text-areas="800 800 20800 20800" draw:type="round-rectangular-callout" draw:modifiers="-16143.7322387117 -29588.0059970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0" draw:text-style-name="P26" draw:layer="layout" svg:width="12.5cm" svg:height="2.5cm" svg:x="12cm" svg:y="12cm">
          <text:p text:style-name="P24"><text:span text:style-name="T28">The input record separator, newline by default. This influences Perl's idea of what a "line" is.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presentation:use-footer-name="ftr1">
          <draw:page-thumbnail draw:style-name="gr6" draw:layer="layout" svg:width="13.943cm" svg:height="10.66cm" svg:x="2.887cm" svg:y="2.16cm" draw:page-number="34"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office:forms form:automatic-focus="false" form:apply-design-mode="false"/>
        <draw:frame presentation:style-name="pr5" draw:text-style-name="P8" draw:layer="layout" svg:width="17.599cm" svg:height="3.023cm" svg:x="7.099cm" svg:y="-0.05cm" presentation:class="title" presentation:user-transformed="true">
          <draw:text-box>
            <text:p text:style-name="P8">Източници</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8">Perl CORE documentation</text:p>
                <text:list>
                  <text:list-item>
                    <text:p text:style-name="P8">perlhist, perlintro, perldata, perlhack, perlguts, perlvar, perlcompile, etc.</text:p>
                  </text:list-item>
                </text:list>
              </text:list-item>
              <text:list-item>
                <text:p text:style-name="P8">„Beginning Perl“ by Simon Cosens with Peter Wainwright (Wrox Press Ltd. <text:s/>2000)<text:line-break/><text:span text:style-name="T9"><text:a xlink:href="http://www.perl.org/books/beginning-perl/">http://www.perl.org/books/beginning-perl/</text:a></text:span></text:p>
              </text:list-item>
              <text:list-item>
                <text:p text:style-name="P8"><text:span text:style-name="T9">Modern Perl by chromatic</text:span><text:span text:style-name="T9"><text:line-break/></text:span><text:span text:style-name="T9">http://www.onyxneon.com/books/modern_perl/</text:span></text:p>
              </text:list-item>
              <text:list-item>
                <text:p text:style-name="P8">See also: books.perl.org</text:p>
              </text:list-item>
            </text:list>
          </draw:text-box>
        </draw:frame>
        <presentation:notes draw:style-name="dp3" presentation:use-footer-name="ftr1">
          <draw:page-thumbnail draw:style-name="gr6" draw:layer="layout" svg:width="13.943cm" svg:height="10.66cm" svg:x="2.887cm" svg:y="2.16cm" draw:page-number="35" presentation:class="page"/>
          <draw:frame presentation:style-name="pr7" draw:text-style-name="P8"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8">Въведение в Perl</text:p>
          </draw:text-box>
        </draw:frame>
        <draw:frame presentation:style-name="pr13" draw:text-style-name="P28" draw:layer="layout" svg:width="12.801cm" svg:height="3.405cm" svg:x="6.82cm" svg:y="7.402cm" presentation:class="outline" presentation:user-transformed="true">
          <draw:text-box>
            <text:p text:style-name="P27"><text:span text:style-name="T29">Въпроси?</text:span></text:p>
          </draw:text-box>
        </draw:frame>
        <presentation:notes draw:style-name="dp4">
          <draw:page-thumbnail draw:layer="layout" svg:width="14.213cm" svg:height="10.659cm" svg:x="2.756cm" svg:y="2.134cm" draw:page-number="36"/>
          <draw:frame presentation:style-name="pr2" draw:text-style-name="P8"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bg" fo:country="BG"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parent-style-name="Normal">
      <style:graphic-properties draw:stroke="solid" draw:stroke-dash="Dash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fo:font-family="'Arial Unicode MS'" style:font-family-generic="swiss" style:font-pitch="variable" fo:font-size="32pt" fo:font-style="normal" fo:text-shadow="1pt 1pt" style:text-underline-style="none" fo:font-weight="bold"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fo:font-family="'Arial Unicode MS'" style:font-family-generic="swiss" style:font-pitch="variable" fo:font-size="30pt" fo:font-style="normal" fo:text-shadow="1pt 1pt" style:text-underline-style="none" fo:font-weight="bold" style:font-family-asian="'Arial Unicode MS'" style:font-family-generic-asian="swiss" style:font-pitch-asian="variable" style:font-size-asian="30pt" style:font-style-asian="normal" style:font-weight-asian="bold"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fo:font-family="'Arial Unicode MS'" style:font-family-generic="swiss" style:font-pitch="variable" fo:font-size="26pt" fo:font-style="normal" fo:text-shadow="1pt 1pt" style:text-underline-style="none" fo:font-weight="bold" style:font-family-asian="'Arial Unicode MS'" style:font-family-generic-asian="swiss" style:font-pitch-asian="variable" style:font-size-asian="26pt" style:font-style-asian="normal" style:font-weight-asian="bold"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40pt" fo:font-style="normal" fo:text-shadow="1pt 1pt" style:text-underline-style="none" fo:font-weight="bold" style:font-family-asian="'Arial Unicode MS'" style:font-family-generic-asian="swiss" style:font-pitch-asian="variable" style:font-size-asian="40pt" style:font-style-asian="normal" style:font-weight-asian="bold"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Lucidasans" style:font-family-generic="swiss" style:font-pitch="variable" fo:font-size="12pt" fo:font-style="normal" fo:text-shadow="none" style:text-underline-style="none" fo:font-weight="normal" style:font-family-asian="Lucidasans" style:font-family-generic-asian="swiss" style:font-pitch-asian="variable" style:font-size-asian="12pt" style:font-style-asian="normal" style:font-weight-asian="normal"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letter-kerning="true"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fo:font-family="Lucidasans" style:font-family-generic="swiss" style:font-pitch="variable" fo:font-size="12pt" fo:font-style="normal" fo:text-shadow="none" style:text-underline-style="none" fo:font-weight="normal" style:letter-kerning="true" style:font-family-asian="Lucidasans" style:font-family-generic-asian="swiss" style:font-pitch-asian="variable" style:font-size-asian="12pt" style:font-style-asian="normal" style:font-weight-asian="normal"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fo:font-family="'Arial Unicode MS'" style:font-family-generic="swiss" style:font-pitch="variable" fo:font-size="32pt" fo:font-style="normal" fo:text-shadow="1pt 1pt" style:text-underline-style="none" fo:font-weight="bold" style:letter-kerning="true" style:font-family-asian="'Arial Unicode MS'" style:font-family-generic-asian="swiss" style:font-pitch-asian="variable" style:font-size-asian="32pt" style:font-style-asian="normal" style:font-weight-asian="bold"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fo:font-family="'Arial Unicode MS'" style:font-family-generic="swiss" style:font-pitch="variable" fo:font-size="30pt" fo:font-style="normal" fo:text-shadow="1pt 1pt" style:text-underline-style="none" fo:font-weight="bold" style:letter-kerning="true" style:font-family-asian="'Arial Unicode MS'" style:font-family-generic-asian="swiss" style:font-pitch-asian="variable" style:font-size-asian="30pt" style:font-style-asian="normal" style:font-weight-asian="bold"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fo:font-family="'Arial Unicode MS'" style:font-family-generic="swiss" style:font-pitch="variable" fo:font-size="28pt" fo:font-style="normal" fo:text-shadow="1pt 1pt" style:text-underline-style="none" fo:font-weight="bold" style:letter-kerning="true" style:font-family-asian="'Arial Unicode MS'" style:font-family-generic-asian="swiss" style:font-pitch-asian="variable" style:font-size-asian="28pt" style:font-style-asian="normal" style:font-weight-asian="bold"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fo:font-family="'Arial Unicode MS'" style:font-family-generic="swiss" style:font-pitch="variable" fo:font-size="26pt" fo:font-style="normal" fo:text-shadow="1pt 1pt" style:text-underline-style="none" fo:font-weight="bold" style:letter-kerning="true" style:font-family-asian="'Arial Unicode MS'" style:font-family-generic-asian="swiss" style:font-pitch-asian="variable" style:font-size-asian="26pt" style:font-style-asian="normal" style:font-weight-asian="bold"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fo:font-family="'Arial Unicode MS'" style:font-family-generic="swiss" style:font-pitch="variable" fo:font-size="24pt" fo:font-style="normal" fo:text-shadow="1pt 1pt" style:text-underline-style="none" fo:font-weight="bold" style:letter-kerning="true" style:font-family-asian="'Arial Unicode MS'" style:font-family-generic-asian="swiss" style:font-pitch-asian="variable" style:font-size-asian="24pt" style:font-style-asian="normal" style:font-weight-asian="bold"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32pt" fo:font-style="normal" fo:text-shadow="1pt 1pt" style:text-underline-style="none" fo:font-weight="bold" style:letter-kerning="true" style:font-family-asian="'Arial Unicode MS'" style:font-pitch-asian="variable" style:font-size-asian="32pt" style:font-style-asian="normal" style:font-weight-asian="bold"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30pt" fo:font-style="normal" fo:text-shadow="1pt 1pt" style:text-underline-style="none" fo:font-weight="bold" style:font-family-asian="'Arial Unicode MS'" style:font-pitch-asian="variable" style:font-size-asian="30pt" style:font-style-asian="normal" style:font-weight-asian="bold"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28pt" fo:font-style="normal" fo:text-shadow="1pt 1pt" style:text-underline-style="none" fo:font-weight="bold"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26pt" fo:font-style="normal" fo:text-shadow="1pt 1pt" style:text-underline-style="none" fo:font-weight="bold" style:font-family-asian="'Arial Unicode MS'" style:font-pitch-asian="variable" style:font-size-asian="26pt" style:font-style-asian="normal" style:font-weight-asian="bold"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24pt" fo:font-style="normal" fo:text-shadow="1pt 1pt" style:text-underline-style="none" fo:font-weight="bold" style:font-family-asian="'Arial Unicode MS'" style:font-pitch-asian="variable" style:font-size-asian="24pt" style:font-style-asian="normal" style:font-weight-asian="bold"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1pt 1pt" style:text-underline-style="none" fo:font-weight="bold" style:letter-kerning="true" style:font-family-asian="'Arial Unicode MS'" style:font-pitch-asian="variable" style:font-size-asian="28pt" style:font-style-asian="normal" style:font-weight-asian="bold"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1pt 1pt" style:text-underline-style="none" fo:font-weight="bold" style:letter-kerning="true" style:font-family-asian="'Arial Unicode MS'" style:font-pitch-asian="variable" style:font-size-asian="40pt" style:font-style-asian="normal" style:font-weight-asian="bold"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8999996185303pt" fo:font-style="normal" fo:text-shadow="none" style:text-underline-style="none" fo:font-weight="normal" style:letter-kerning="true" style:font-family-asian="'Droid Sans'" style:font-family-generic-asian="system" style:font-pitch-asian="variable" style:font-size-asian="26.8999996185303pt" style:font-style-asian="normal" style:font-weight-asian="normal"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8.2000007629395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text:enable-numbering="false" fo:margin-left="0cm" fo:margin-right="0cm" fo:line-height="100%" fo:text-indent="0cm" style:line-break="strict" style:writing-mode="lr-tb"/>
    </style:style>
    <style:style style:name="MP6" style:family="paragraph">
      <style:paragraph-properties text:enable-numbering="false"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1pt" fo:language="en" fo:country="GB" fo:font-style="italic" style:font-family-asian="'DejaVu Sans'" style:font-pitch-asian="variable" style:font-size-asian="11pt" style:font-style-asian="italic" style:font-family-complex="'DejaVu Sans'" style:font-pitch-complex="variable" style:font-size-complex="11pt" style:font-style-complex="italic"/>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049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049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число&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dc:title>Perl Programming Course</dc:title>
    <meta:initial-creator>Красимир Беров</meta:initial-creator>
    <meta:creation-date>2008-01-19T20:45:34</meta:creation-date>
    <dc:creator>Tedi </dc:creator>
    <dc:date>2012-10-08T12:34:29</dc:date>
    <meta:editing-cycles>281</meta:editing-cycles>
    <meta:editing-duration>PT22H8M45S</meta:editing-duration>
    <meta:document-statistic meta:object-count="210"/>
    <meta:user-defined meta:name="Info 1"/>
    <meta:user-defined meta:name="Info 2"/>
    <meta:user-defined meta:name="Info 3"/>
    <meta:user-defined meta:name="Info 4"/>
  </office:meta>
</office:document-meta>
</file>